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Group.writeStart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eGroup.getTagLogicalEle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Group.createTagLogicalElement(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Group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Group.writeEnd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eGroup.writeContent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Group.PageGroup( Factory factory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Group.endPage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